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D0000003698CEC6E517D964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4cm, 0.294cm, 0.288cm, 0.496cm)" draw:image-opacity="100%" style:mirror="none"/>
    </style:style>
    <style:style style:name="gr2" style:family="graphic" style:parent-style-name="objectwithoutfill">
      <style:graphic-properties draw:stroke="solid" draw:stroke-dash="Dot" svg:stroke-width="0.053cm" svg:stroke-color="#bf0041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4" style:family="graphic" style:parent-style-name="objectwithoutfill">
      <style:graphic-properties draw:stroke="solid" draw:stroke-dash="Dot" svg:stroke-width="0.053cm" svg:stroke-color="#ff4000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draw:stroke-dash="Dot" svg:stroke-width="0.053cm" svg:stroke-color="#158466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7" style:family="graphic" style:parent-style-name="objectwithoutfill">
      <style:graphic-properties draw:stroke="solid" draw:stroke-dash="Dot" svg:stroke-width="0.053cm" svg:stroke-color="#2a6099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9" style:family="graphic" style:parent-style-name="objectwithoutfill">
      <style:graphic-properties draw:stroke="solid" draw:stroke-dash="Dot" svg:stroke-width="0.053cm" svg:stroke-color="#55308d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bf0041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bf0041" loext:opacity="100%" style:font-name="Ubuntu"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fo:color="#ff4000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ff4000" loext:opacity="100%" style:font-name="Ubuntu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center"/>
      <style:text-properties fo:color="#158466" loext:opacity="10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158466" loext:opacity="100%" style:font-name="Ubuntu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font-name="Ubuntu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color="#55308d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55308d" loext:opacity="100%" style:font-name="Ubuntu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2a6099" loext:opacity="100%" style:font-name="Ubuntu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cm" svg:height="1.262cm" svg:x="6.4cm" svg:y="13.35cm">
          <draw:image xlink:href="Pictures/10000001000000ED0000003698CEC6E517D96495.png" xlink:type="simple" xlink:show="embed" xlink:actuate="onLoad" draw:mime-type="image/png">
            <text:p/>
          </draw:image>
        </draw:frame>
        <draw:line draw:style-name="gr2" draw:text-style-name="P2" draw:layer="layout" svg:x1="13.5cm" svg:y1="13.75cm" svg:x2="12.25cm" svg:y2="12.5cm">
          <text:p/>
        </draw:line>
        <draw:frame draw:style-name="gr3" draw:text-style-name="P4" draw:layer="layout" svg:width="3.948cm" svg:height="0.963cm" svg:x="9cm" svg:y="11.787cm">
          <draw:text-box>
            <text:p text:style-name="P3"><text:span text:style-name="T1">Filter by Date</text:span></text:p>
          </draw:text-box>
        </draw:frame>
        <draw:line draw:style-name="gr4" draw:text-style-name="P2" draw:layer="layout" svg:x1="7.5cm" svg:y1="13.75cm" svg:x2="7.5cm" svg:y2="12.5cm">
          <text:p/>
        </draw:line>
        <draw:frame draw:style-name="gr3" draw:text-style-name="P6" draw:layer="layout" svg:width="3.948cm" svg:height="0.963cm" svg:x="6.302cm" svg:y="11.787cm">
          <draw:text-box>
            <text:p text:style-name="P5"><text:span text:style-name="T1">Reload</text:span></text:p>
          </draw:text-box>
        </draw:frame>
        <draw:line draw:style-name="gr5" draw:text-style-name="P2" draw:layer="layout" svg:x1="12.75cm" svg:y1="14.25cm" svg:x2="11.5cm" svg:y2="15cm">
          <text:p/>
        </draw:line>
        <draw:frame draw:style-name="gr6" draw:text-style-name="P8" draw:layer="layout" svg:width="3.722cm" svg:height="1.361cm" svg:x="8.5cm" svg:y="14.75cm">
          <draw:text-box>
            <text:p text:style-name="P7"><text:span text:style-name="T1">Filter by</text:span></text:p>
            <text:p text:style-name="P7"><text:span text:style-name="T1">Visible Region</text:span></text:p>
          </draw:text-box>
        </draw:frame>
        <draw:line draw:style-name="gr7" draw:text-style-name="P2" draw:layer="layout" svg:x1="14cm" svg:y1="14.25cm" svg:x2="14cm" svg:y2="15.5cm">
          <text:p/>
        </draw:line>
        <draw:frame draw:style-name="gr8" draw:text-style-name="P9" draw:layer="layout" svg:width="4.5cm" svg:height="1.361cm" svg:x="12cm" svg:y="15.389cm">
          <draw:text-box>
            <text:p text:style-name="P1"><text:span text:style-name="T2">Select Colormap/Range</text:span></text:p>
          </draw:text-box>
        </draw:frame>
        <draw:line draw:style-name="gr9" draw:text-style-name="P2" draw:layer="layout" svg:x1="7cm" svg:y1="14.25cm" svg:x2="7.25cm" svg:y2="16.25cm">
          <text:p/>
        </draw:line>
        <draw:frame draw:style-name="gr3" draw:text-style-name="P11" draw:layer="layout" svg:width="3.948cm" svg:height="1.361cm" svg:x="6.052cm" svg:y="16.25cm">
          <draw:text-box>
            <text:p text:style-name="P10"><text:span text:style-name="T1">Keep/Remove Sentin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7T14:16:34.767387681</dc:date>
    <meta:editing-duration>PT9M5S</meta:editing-duration>
    <meta:editing-cycles>4</meta:editing-cycles>
    <meta:generator>LibreOffice/7.3.6.2$Linux_X86_64 LibreOffice_project/30$Build-2</meta:generator>
    <meta:document-statistic meta:object-count="11"/>
  </office:meta>
</office:document-meta>
</file>